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T2" style:parent-style-name="DefaultParagraphFont" style:family="text">
      <style:text-properties fo:font-weight="bold" style:font-weight-asian="bold"/>
    </style:style>
    <style:style style:name="P3" style:parent-style-name="Normal" style:family="paragraph">
      <style:text-properties fo:font-weight="bold" style:font-weight-asian="bold" style:font-weight-complex="bold"/>
    </style:style>
    <style:style style:name="T4" style:parent-style-name="DefaultParagraphFont" style:family="text">
      <style:text-properties fo:font-weight="bold" style:font-weight-asian="bold"/>
    </style:style>
    <style:style style:name="P5" style:parent-style-name="ListParagraph" style:list-style-name="LFO1" style:family="paragraph">
      <style:paragraph-properties style:snap-to-layout-grid="false" fo:text-align="justify" fo:margin-top="0.0833in" fo:margin-bottom="0.0833in" fo:line-height="100%"/>
    </style:style>
    <style:style style:name="P6" style:parent-style-name="ListParagraph" style:list-style-name="LFO1" style:family="paragraph">
      <style:paragraph-properties style:snap-to-layout-grid="false" fo:text-align="justify" fo:margin-top="0.0833in" fo:margin-bottom="0.0833in" fo:line-height="100%"/>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office:automatic-styles>
  <office:body>
    <office:text text:use-soft-page-breaks="true">
      <text:p text:style-name="P1">Meeting Week<text:s/>5</text:p>
      <text:p text:style-name="Normal">October<text:s/>28, 2025.<text:s/></text:p>
      <text:p text:style-name="Normal">Attendees<text:s/>(online):</text:p>
      <text:p text:style-name="Normal">Tania Reyes, Ben Crosfield, Lucas Oliveira<text:s/></text:p>
      <text:p text:style-name="Normal"/>
      <text:p text:style-name="Normal"><text:span text:style-name="T2">1. Agenda</text:span></text:p>
      <text:p text:style-name="Normal">- Work on individual tasks</text:p>
      <text:p text:style-name="Normal">- Update group members</text:p>
      <text:p text:style-name="Normal"/>
      <text:p text:style-name="P3">2. Progress Since Last Meeting</text:p>
      <text:p text:style-name="Normal">- Group members have advanced on their Use Case Diagram.</text:p>
      <text:p text:style-name="Normal">- Group members have started their Activity Diagram.<text:s/></text:p>
      <text:p text:style-name="Normal"/>
      <text:p text:style-name="Normal"><text:span text:style-name="T4">3. Actions Agreed (Next Steps)</text:span></text:p>
      <text:list text:style-name="LFO1" text:continue-numbering="true">
        <text:list-item>
          <text:p text:style-name="P5">Finalise Use Case Diagram + upload to Github</text:p>
        </text:list-item>
        <text:list-item>
          <text:p text:style-name="P6">Finalise Activity Diagram + upload to Github</text:p>
        </text:list-item>
      </text:list>
      <text:p text:style-name="Normal"/>
      <text:p text:style-name="Normal"><text:span text:style-name="T7">4. Issues to Solve</text:span></text:p>
      <text:p text:style-name="Normal">- Group members have had problems using Papyrus: they find it to be too slow, Ben lost his part of the work as he could not save it, Tania can not see some of the elements she added on the diagram.<text:s/></text:p>
      <text:p text:style-name="Normal">- Group members must finalise their individual tasks and continue working with Papyrus.</text:p>
      <text:p text:style-name="Normal"/>
      <text:p text:style-name="Normal"><text:span text:style-name="T8">5. Next Meeting</text:span></text:p>
      <text:p text:style-name="Normal">Next practical session (November 4)</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line-height="106%"/>
      <style:text-properties style:font-name="Aptos" style:font-name-asian="Aptos"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ania Reyes</meta:initial-creator>
    <dc:creator>Tania Reyes</dc:creator>
    <meta:creation-date>2025-12-02T13:00:00Z</meta:creation-date>
    <dc:date>2025-12-02T13:00:00Z</dc:date>
    <meta:template xlink:href="Normal" xlink:type="simple"/>
    <meta:editing-cycles>2</meta:editing-cycles>
    <meta:editing-duration>PT0S</meta:editing-duration>
    <meta:document-statistic meta:page-count="1" meta:paragraph-count="1" meta:word-count="117" meta:character-count="784" meta:row-count="5" meta:non-whitespace-character-count="668"/>
  </office:meta>
</office:document-meta>
</file>